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HTML">
      <style:table-properties style:width="19.001cm" style:page-number="auto" table:align="margins"/>
    </style:style>
    <style:style style:name="Таблица1.A" style:family="table-column">
      <style:table-column-properties style:column-width="7.401cm" style:rel-column-width="25526*"/>
    </style:style>
    <style:style style:name="Таблица1.B" style:family="table-column">
      <style:table-column-properties style:column-width="11.599cm" style:rel-column-width="40009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212cm"/>
    </style:style>
    <style:style style:name="P6" style:family="paragraph" style:parent-style-name="Text_20_body">
      <style:paragraph-properties fo:margin-top="0cm" fo:margin-bottom="0.212cm"/>
      <style:text-properties fo:language="en" fo:country="US"/>
    </style:style>
    <style:style style:name="P7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Text_20_body" style:list-style-name="L1">
      <style:paragraph-properties fo:margin-top="0.176cm" fo:margin-bottom="0.212cm" style:writing-mode="lr-tb"/>
    </style:style>
    <style:style style:name="P10" style:family="paragraph" style:parent-style-name="Text_20_body" style:list-style-name="L1">
      <style:paragraph-properties fo:margin-top="0.176cm" fo:margin-bottom="0.212cm" style:writing-mode="lr-tb"/>
      <style:text-properties fo:language="en" fo:country="US"/>
    </style:style>
    <style:style style:name="P11" style:family="paragraph" style:parent-style-name="Text_20_body" style:list-style-name="L2">
      <style:paragraph-properties fo:margin-top="0.176cm" fo:margin-bottom="0.212cm" style:writing-mode="lr-tb"/>
      <style:text-properties fo:language="en" fo:country="US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1" style:font-name-complex="Times New Roman1"/>
    </style:style>
    <style:style style:name="T4" style:family="text">
      <style:text-properties fo:language="en" fo:country="US" fo:font-weight="bold" style:font-name-asian="Times New Roman1" style:font-name-complex="Times New Roman1"/>
    </style:style>
    <style:style style:name="T5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en" fo:country="US" fo:font-style="italic" style:font-name-asian="Times New Roman1" style:font-name-complex="Times New Roman1"/>
    </style:style>
    <style:style style:name="T7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4cm" svg:height="0.873cm" draw:z-index="0"><draw:image xlink:href="../../odt_eng/images/3020.png" xlink:type="simple" xlink:show="embed" xlink:actuate="onLoad"/></draw:frame></text:p>
          </table:table-cell>
          <table:table-cell table:style-name="Таблица1.B1" office:value-type="string">
            <text:h text:style-name="P8" text:outline-level="1">Algorithm output (vector)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2" draw:name="Графический объект2" text:anchor-type="as-char" svg:width="6.399cm" svg:height="1.96cm" draw:z-index="0"><draw:image xlink:href="../../odt_eng/images/3020_in_scheme.png" xlink:type="simple" xlink:show="embed" xlink:actuate="onLoad"/></draw:frame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5"><text:span text:style-name="T3">The unit </text:span><text:span text:style-name="T4">is vectorized </text:span><text:span text:style-name="T3">and records values of signals (data recording) in a local list of project signals or in a list of connected data base signals.</text:span><text:span text:style-name="T1"> </text:span><text:span text:style-name="T3">The unit has one input contrary to the unit “</text:span><text:span text:style-name="T7">Algorithm output”</text:span><text:span text:style-name="T6"> </text:span><text:span text:style-name="T3">wherein a number of input ports is the same as a number of recordable signals.</text:span><text:span text:style-name="T1"> </text:span><text:span text:style-name="T3">Dimension of output vector is equal to the </text:span><text:span text:style-name="T5">sum</text:span><text:span text:style-name="T3"> of dimensions of recordable signals.</text:span></text:p>
            <text:p text:style-name="P6">On double-clicking the unit, the editor for the list of recordable variables appears.</text:p>
            <text:p text:style-name="P4"><draw:frame draw:style-name="fr1" draw:name="Графический объект3" text:anchor-type="as-char" svg:width="17.069cm" svg:height="7.511cm" draw:z-index="0"><draw:image xlink:href="../../odt_eng/images/3018_prop.png" xlink:type="simple" xlink:show="embed" xlink:actuate="onLoad"/></draw:frame></text:p>
            <text:p text:style-name="Text_20_body"><text:span text:style-name="T2">Variable name is set in the field “Signal Name”.</text:span> <text:span text:style-name="T2">A devoted signal corresponds to each input of the unit.</text:span></text:p>
            <text:p text:style-name="P6">Purpose of the table fields:</text:p>
            <text:list xml:id="list5040669848689663210" text:style-name="L1">
              <text:list-item>
                <text:p text:style-name="P10">No. — serial number of the signal (and of the unit, correspondingly) is assigned.</text:p>
              </text:list-item>
              <text:list-item>
                <text:p text:style-name="P10">ID – identifier of the signal (input).</text:p>
              </text:list-item>
              <text:list-item>
                <text:p text:style-name="P10">Receiver – description of signal “destination” (whereto the signal passes).</text:p>
              </text:list-item>
              <text:list-item>
                <text:p text:style-name="P10">Marking – signal (or signal receiver) marking.</text:p>
              </text:list-item>
              <text:list-item>
                <text:p text:style-name="P9"><text:span text:style-name="T2">Command – command designation or name.</text:span> <text:span text:style-name="T2">It is used when creating algorithms for generation of command to control units for gates, motors, etc.</text:span></text:p>
              </text:list-item>
              <text:list-item>
                <text:p text:style-name="P10">Signal name – name of a variable to be recorded in the data base.</text:p>
              </text:list-item>
            </text:list>
            <text:p text:style-name="P6">In the lower portion the algorithm name is assigned, under which output signals of this algorithm will be recorded in the data base. </text:p>
            <text:p text:style-name="P6">To the right there are options, which can be used for setting the unit appearance in the diagram, its heading display and layout of unit ports.</text:p>
            <text:p text:style-name="P7">Properties:</text:p>
            <text:list xml:id="list88301072435669673" text:style-name="L2">
              <text:list-item>
                <text:p text:style-name="P11">Maximum value selection (OR).</text:p>
              </text:list-item>
              <text:list-item>
                <text:p text:style-name="P11">Algorithm name – the name (line), names of all signals related to the algorithm are started with in the data base.</text:p>
              </text:list-item>
              <text:list-item>
                <text:p text:style-name="P11">Translation to the executive system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ыход алгоритма (векторный)</dc:title>
    <dc:date>2012-03-05T21:08:47.06</dc:date>
    <meta:editing-cycles>81</meta:editing-cycles>
    <meta:editing-duration>PT3H43M56S</meta:editing-duration>
    <dc:creator>Александр </dc:creator>
    <meta:document-statistic meta:table-count="1" meta:image-count="3" meta:object-count="0" meta:page-count="2" meta:paragraph-count="22" meta:word-count="275" meta:character-count="1561"/>
    <meta:user-defined meta:name="Поле 1"/>
    <meta:user-defined meta:name="Поле 2"/>
    <meta:user-defined meta:name="Поле 3"/>
    <meta:user-defined meta:name="Поле 4"/>
  </office:meta>
</office:document-meta>
</file>